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00000" loext:opacity="100%" style:font-name="Liberation Serif" fo:font-size="14pt" fo:letter-spacing="normal" fo:font-style="normal" fo:font-weight="normal"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baroque est un mouvement artistique et culturel qui a eu lieu principalement au XVIe et XVIIe siècles en Europe. Il a émergé en Italie dans les années 1590 et s'est propagé à travers l'Europe, en particulier en Espagne, en France, en Allemagne et en Autriche. Le style baroque est caractérisé par un certain nombre de traits distinctifs, notamment l'utilisation de la courbe plutôt que de la ligne droite, l'utilisation de la couleur et de la lumière de manière dramatique, et l'utilisation de mouvement et de tension dans les œuvres d'art. Les architectures de Baroque était riche en ornementation, grandiose, souvent opulente, avec un fort dynamisme. Les peintures baroques sont souvent dramatiques, avec des sujets qui se concentrent sur l'émotion et le mouvement, et souvent utilisent des diagonales pour créer un sentiment de tension. Les œuvres musicales baroques sont également caractérisées par des rythmes réguliers et des mélodies orné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22:17:45.981491043</meta:creation-date>
    <dc:date>2023-01-11T22:18:24.526988986</dc:date>
    <meta:editing-duration>PT39S</meta:editing-duration>
    <meta:editing-cycles>1</meta:editing-cycles>
    <meta:document-statistic meta:table-count="0" meta:image-count="0" meta:object-count="0" meta:page-count="1" meta:paragraph-count="1" meta:word-count="149" meta:character-count="951" meta:non-whitespace-character-count="803"/>
    <meta:generator>LibreOffice/7.3.7.2$Linux_X86_64 LibreOffice_project/30$Build-2</meta:generator>
  </office:meta>
</office:document-meta>
</file>